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20000000200475B7E096DDF0C3D.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color="#000000" draw:fill-color="#808080" draw:textarea-horizontal-align="justify" draw:textarea-vertical-align="middle" draw:auto-grow-height="false" fo:min-height="1.75cm" fo:min-width="0.75cm"/>
    </style:style>
    <style:style style:name="gr2" style:family="graphic" style:parent-style-name="standard">
      <style:graphic-properties draw:stroke="solid" svg:stroke-width="0.018cm" svg:stroke-color="#000000" draw:marker-start-width="0.254cm" draw:marker-end-width="0.254cm" draw:fill="bitmap" draw:fill-image-name="Studio" draw:opacity="68%" draw:textarea-horizontal-align="justify" draw:textarea-vertical-align="middle" draw:auto-grow-height="false" fo:min-height="13.894cm" fo:min-width="13.644cm" fo:padding-top="0.143cm" fo:padding-bottom="0.143cm" fo:padding-left="0.268cm" fo:padding-right="0.268cm" draw:shadow="hidden"/>
    </style:style>
    <style:style style:name="gr3" style:family="graphic" style:parent-style-name="standard">
      <style:graphic-properties draw:stroke="dash" draw:stroke-dash="Double_20_Dash_20__28_Rounded_29_" svg:stroke-color="#000000" svg:stroke-linecap="round" draw:fill="none" draw:textarea-horizontal-align="justify" draw:textarea-vertical-align="middle" draw:auto-grow-height="false" fo:min-height="9.51cm" fo:min-width="9.26cm"/>
    </style:style>
    <style:style style:name="gr4" style:family="graphic" style:parent-style-name="standard">
      <style:graphic-properties draw:stroke="dash" draw:stroke-dash="Double_20_Dash_20__28_Rounded_29_" svg:stroke-color="#000000" svg:stroke-linecap="round" draw:fill="none" draw:textarea-horizontal-align="justify" draw:textarea-vertical-align="middle" draw:auto-grow-height="false" fo:min-height="12.126cm" fo:min-width="11.876cm"/>
    </style:style>
    <style:style style:name="gr5" style:family="graphic" style:parent-style-name="objectwithoutfill">
      <style:graphic-properties draw:stroke="dash" draw:stroke-dash="Double_20_Dash_20__28_Rounded_29_" svg:stroke-width="0.018cm" svg:stroke-color="#000000" draw:marker-start-width="0.227cm" draw:marker-end-width="0.227cm" svg:stroke-linecap="round" draw:fill="none" draw:textarea-vertical-align="middle" fo:padding-top="0.134cm" fo:padding-bottom="0.134cm" fo:padding-left="0.259cm" fo:padding-right="0.259cm"/>
    </style:style>
    <style:style style:name="gr6" style:family="graphic" style:parent-style-name="standard">
      <style:graphic-properties svg:stroke-color="#000000" draw:fill-color="#b2b2b2" draw:textarea-horizontal-align="justify" draw:textarea-vertical-align="middle" draw:auto-grow-height="false" fo:min-height="0.75cm" fo:min-width="2cm"/>
    </style:style>
    <style:style style:name="gr7" style:family="graphic" style:parent-style-name="standard">
      <style:graphic-properties svg:stroke-color="#000000" draw:fill-color="#b2b2b2" draw:textarea-horizontal-align="justify" draw:textarea-vertical-align="middle" draw:auto-grow-height="false" fo:min-height="0.75cm" fo:min-width="0cm"/>
    </style:style>
    <style:style style:name="gr8" style:family="graphic" style:parent-style-name="standard">
      <style:graphic-properties svg:stroke-color="#000000" draw:fill-color="#b2b2b2" draw:textarea-horizontal-align="justify" draw:textarea-vertical-align="middle" draw:auto-grow-height="false" fo:min-height="0.282cm" fo:min-width="0.032cm"/>
    </style:style>
    <style:style style:name="gr9" style:family="graphic" style:parent-style-name="standard">
      <style:graphic-properties draw:textarea-horizontal-align="justify" draw:textarea-vertical-align="middle" draw:auto-grow-height="false" fo:min-height="8.236cm" fo:min-width="7.986cm"/>
    </style:style>
    <style:style style:name="P1" style:family="paragraph">
      <loext:graphic-properties draw:fill-color="#808080"/>
      <style:paragraph-properties fo:text-align="center"/>
    </style:style>
    <style:style style:name="P2" style:family="paragraph">
      <loext:graphic-properties draw:fill="bitmap" draw:fill-image-name="Studio" draw:opacity="68%"/>
      <style:paragraph-properties fo:text-align="center"/>
    </style:style>
    <style:style style:name="P3" style:family="paragraph">
      <loext:graphic-properties draw:fill="none"/>
      <style:paragraph-properties fo:text-align="center"/>
    </style:style>
    <style:style style:name="P4" style:family="paragraph">
      <loext:graphic-properties draw:fill-color="#b2b2b2"/>
      <style:paragraph-properties fo:text-align="center"/>
    </style:style>
    <style:style style:name="P5"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1.25cm" svg:height="2cm" svg:x="7.3cm" svg:y="16.075cm">
            <text:p/>
            <draw:enhanced-geometry svg:viewBox="0 0 21600 21600" draw:type="rectangle" draw:enhanced-path="M 0 0 L 21600 0 21600 21600 0 21600 0 0 Z N"/>
          </draw:custom-shape>
          <draw:custom-shape draw:style-name="gr1" draw:text-style-name="P1" draw:layer="layout" svg:width="1.25cm" svg:height="2cm" draw:transform="rotate (2.0943951023932) translate (17.571cm 24.005cm)">
            <text:p/>
            <draw:enhanced-geometry svg:viewBox="0 0 21600 21600" draw:type="rectangle" draw:enhanced-path="M 0 0 L 21600 0 21600 21600 0 21600 0 0 Z N"/>
          </draw:custom-shape>
          <draw:custom-shape draw:style-name="gr1" draw:text-style-name="P1" draw:layer="layout" svg:width="1.25cm" svg:height="2cm" draw:transform="rotate (-2.0943951023932) translate (19.304cm 11.145cm)">
            <text:p/>
            <draw:enhanced-geometry svg:viewBox="0 0 21600 21600" draw:type="rectangle" draw:enhanced-path="M 0 0 L 21600 0 21600 21600 0 21600 0 0 Z N"/>
          </draw:custom-shape>
        </draw:g>
        <draw:path draw:style-name="gr2" draw:text-style-name="P2" draw:layer="layout" svg:width="20.018cm" svg:height="20.018cm" svg:x="4.741cm" svg:y="7.066cm" svg:viewBox="0 0 20019 20019" svg:d="M14185 17239c-61 36-112 86-147 147s-53 130-53 200c0 71 18 140 53 201 35 60 86 111 147 146s130 54 200 54 140-19 200-54c61-35 112-86 147-146 35-61 54-130 54-201 0-70-19-139-54-200s-86-111-147-147c-60-35-130-53-200-53s-139 18-200 53zM14183 2779c61 35 130 54 200 54 71 0 140-19 201-54 60-35 111-86 146-147 35-60 54-130 54-200s-19-139-54-200-86-112-146-147c-61-35-130-53-201-53-70 0-139 18-200 53s-111 86-147 147c-35 61-53 130-53 200s18 140 53 200c36 61 86 112 147 147zM1660 10010c0-71-19-140-54-201s-85-111-146-146-130-54-200-54c-71 0-140 19-201 54s-111 85-146 146-54 130-54 201c0 70 19 139 54 200s85 111 146 146 130 54 201 54c70 0 139-19 200-54s111-85 146-146 54-130 54-200zM15797 11560c135-503 204-1025 204-1551 0-525-69-1047-204-1550-135-504-336-990-599-1445-263-456-583-872-952-1241s-785-689-1241-952c-455-263-941-464-1445-599-503-135-1025-204-1551-204-525 0-1047 69-1550 204-504 135-990 336-1445 599-456 263-872 583-1241 952s-689 785-952 1241c-263 455-464 941-599 1445-135 503-204 1025-204 1551 0 525 69 1047 204 1550 135 504 336 990 599 1445 263 456 583 872 952 1241s785 689 1241 952c455 263 941 464 1445 599 503 135 1025 204 1551 204 525 0 1047-69 1550-204 504-135 990-336 1445-599 456-263 872-583 1241-952s689-785 952-1241c263-455 464-941 599-1445zM17087 17087c-616 616-1312 1152-2073 1591s-1572 774-2414 1000c-841 225-1712 341-2590 341-879 0-1750-116-2591-341-842-226-1653-561-2414-1000s-1457-975-2073-1591-1152-1312-1591-2073-774-1572-1000-2414c-225-841-341-1712-341-2590 0-879 116-1750 341-2591 226-842 561-1653 1000-2414s975-1457 1591-2073 1312-1152 2073-1591 1572-774 2414-1000c841-225 1712-341 2590-341 879 0 1750 116 2591 341 842 226 1653 561 2414 1000s1457 975 2073 1591 1152 1312 1591 2073 774 1572 1000 2414c225 841 341 1712 341 2590 0 879-116 1750-341 2591-226 842-561 1653-1000 2414s-975 1457-1591 2073z">
          <text:p/>
        </draw:path>
        <draw:custom-shape draw:style-name="gr3" draw:text-style-name="P3" draw:layer="layout" svg:width="13.8cm" svg:height="13.8cm" svg:x="7.85cm" svg:y="10.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17.5cm" svg:height="17.5cm" svg:x="6cm" svg:y="8.32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5" draw:text-style-name="P3" draw:layer="layout" svg:x1="21cm" svg:y1="27.901cm" svg:x2="8.5cm" svg:y2="6.25cm">
          <text:p/>
        </draw:line>
        <draw:line draw:style-name="gr5" draw:text-style-name="P3" draw:layer="layout" svg:x1="8.5cm" svg:y1="27.901cm" svg:x2="21cm" svg:y2="6.25cm">
          <text:p/>
        </draw:line>
        <draw:line draw:style-name="gr5" draw:text-style-name="P3" draw:layer="layout" svg:x1="2.25cm" svg:y1="17.075cm" svg:x2="27.25cm" svg:y2="17.075cm">
          <text:p/>
        </draw:line>
        <draw:g>
          <draw:g>
            <draw:custom-shape draw:style-name="gr6" draw:text-style-name="P4" draw:layer="layout" svg:width="2.5cm" svg:height="1cm" svg:x="22.739cm" svg:y="16.575cm">
              <text:p/>
              <draw:enhanced-geometry svg:viewBox="0 0 21600 21600" draw:mirror-horizontal="false" draw:mirror-vertical="false" draw:type="rectangle" draw:enhanced-path="M 0 0 L 21600 0 21600 21600 0 21600 0 0 Z N"/>
            </draw:custom-shape>
            <draw:custom-shape draw:style-name="gr7" draw:text-style-name="P4" draw:layer="layout" svg:width="0.2cm" svg:height="1cm" svg:x="25.039cm" svg:y="16.575cm">
              <text:p/>
              <draw:enhanced-geometry svg:viewBox="0 0 21600 21600" draw:mirror-horizontal="false" draw:mirror-vertical="false" draw:type="rectangle" draw:enhanced-path="M 0 0 L 21600 0 21600 21600 0 21600 0 0 Z N"/>
            </draw:custom-shape>
          </draw:g>
          <draw:custom-shape draw:style-name="gr8" draw:text-style-name="P4" draw:layer="layout" svg:width="0.75cm" svg:height="0.75cm" svg:x="23.089cm" svg:y="16.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g>
            <draw:custom-shape draw:style-name="gr6" draw:text-style-name="P4" draw:layer="layout" svg:width="2.5cm" svg:height="1cm" draw:transform="rotate (2.0943951023932) translate (10.322cm 10.406cm)">
              <text:p/>
              <draw:enhanced-geometry svg:viewBox="0 0 21600 21600" draw:mirror-horizontal="false" draw:mirror-vertical="false" draw:type="rectangle" draw:enhanced-path="M 0 0 L 21600 0 21600 21600 0 21600 0 0 Z N"/>
            </draw:custom-shape>
            <draw:custom-shape draw:style-name="gr7" draw:text-style-name="P4" draw:layer="layout" svg:width="0.2cm" svg:height="1cm" draw:transform="rotate (2.0943951023932) translate (9.172cm 8.414cm)">
              <text:p/>
              <draw:enhanced-geometry svg:viewBox="0 0 21600 21600" draw:mirror-horizontal="false" draw:mirror-vertical="false" draw:type="rectangle" draw:enhanced-path="M 0 0 L 21600 0 21600 21600 0 21600 0 0 Z N"/>
            </draw:custom-shape>
          </draw:g>
          <draw:custom-shape draw:style-name="gr8" draw:text-style-name="P4" draw:layer="layout" svg:width="0.75cm" svg:height="0.75cm" draw:transform="rotate (2.0943951023932) translate (10.256cm 10.04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g>
            <draw:custom-shape draw:style-name="gr6" draw:text-style-name="P4" draw:layer="layout" svg:width="2.5cm" svg:height="1cm" draw:transform="rotate (-2.0943951023932) translate (11.189cm 24.244cm)">
              <text:p/>
              <draw:enhanced-geometry svg:viewBox="0 0 21600 21600" draw:mirror-horizontal="false" draw:mirror-vertical="false" draw:type="rectangle" draw:enhanced-path="M 0 0 L 21600 0 21600 21600 0 21600 0 0 Z N"/>
            </draw:custom-shape>
            <draw:custom-shape draw:style-name="gr7" draw:text-style-name="P4" draw:layer="layout" svg:width="0.2cm" svg:height="1cm" draw:transform="rotate (-2.0943951023932) translate (10.039cm 26.236cm)">
              <text:p/>
              <draw:enhanced-geometry svg:viewBox="0 0 21600 21600" draw:mirror-horizontal="false" draw:mirror-vertical="false" draw:type="rectangle" draw:enhanced-path="M 0 0 L 21600 0 21600 21600 0 21600 0 0 Z N"/>
            </draw:custom-shape>
          </draw:g>
          <draw:custom-shape draw:style-name="gr8" draw:text-style-name="P4" draw:layer="layout" svg:width="0.75cm" svg:height="0.75cm" draw:transform="rotate (-2.0943951023932) translate (10.905cm 24.48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9" draw:text-style-name="P5" draw:layer="layout" svg:width="12cm" svg:height="12cm" svg:x="8.75cm" svg:y="11.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Studio" xlink:href="Pictures/100000000000020000000200475B7E096DDF0C3D.jpg" xlink:type="simple" xlink:show="embed" xlink:actuate="onLoad"/>
    <draw:marker draw:name="Arrow" svg:viewBox="0 0 20 30" svg:d="M10 0l-10 30h20z"/>
    <draw:stroke-dash draw:name="Double_20_Dash_20__28_Rounded_29_" draw:display-name="Double Dash (Rounded)" draw:style="round" draw:dots1="1" draw:dots1-length="701%" draw:distance="399%"/>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4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2-16T18:07:36.942260178</meta:creation-date>
    <dc:date>2024-02-16T20:56:09.403701821</dc:date>
    <meta:editing-duration>PT24M47S</meta:editing-duration>
    <meta:editing-cycles>3</meta:editing-cycles>
    <meta:generator>LibreOffice/7.3.7.2$Linux_X86_64 LibreOffice_project/30$Build-2</meta:generator>
    <meta:document-statistic meta:object-count="26"/>
  </office:meta>
</office:document-meta>
</file>